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DejaVu Sans2" svg:font-family="'DejaVu Sans'" style:font-pitch="variable"/>
    <style:font-face style:name="Lohit Devanagari2" svg:font-family="'Lohit Devanagari'" style:font-pitch="variable"/>
    <style:font-face style:name="Noto Sans1" svg:font-family="'Noto Sans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DejaVu Sans" svg:font-family="'DejaVu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Default_20_Drawing_20_Style">
      <style:paragraph-properties fo:margin-left="0in" fo:margin-right="0in" fo:line-height="100%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</style:style>
    <style:style style:name="P2" style:family="paragraph" style:parent-style-name="Default_20_Drawing_20_Style">
      <style:paragraph-properties fo:margin-left="0in" fo:margin-right="0in" fo:line-height="100%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officeooo:paragraph-rsid="0007c600"/>
    </style:style>
    <style:style style:name="P3" style:family="paragraph" style:parent-style-name="Default_20_Drawing_20_Style">
      <style:paragraph-properties fo:margin-left="0in" fo:margin-right="0in" fo:line-height="100%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officeooo:paragraph-rsid="0008680d"/>
    </style:style>
    <style:style style:name="P4" style:family="paragraph" style:parent-style-name="Default_20_Drawing_20_Style">
      <style:paragraph-properties fo:margin-left="0in" fo:margin-right="0in" fo:line-height="100%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officeooo:paragraph-rsid="0009a63c"/>
    </style:style>
    <style:style style:name="P5" style:family="paragraph" style:parent-style-name="Default_20_Drawing_20_Style">
      <style:paragraph-properties fo:margin-left="0in" fo:margin-right="0in" fo:line-height="100%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officeooo:paragraph-rsid="000e5bca"/>
    </style:style>
    <style:style style:name="P6" style:family="paragraph" style:parent-style-name="Default_20_Drawing_20_Style">
      <style:paragraph-properties fo:margin-left="0in" fo:margin-right="0in" fo:line-height="100%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404040" loext:opacity="100%" style:font-name="Times New Roman" fo:font-size="16pt" officeooo:paragraph-rsid="0007c600" style:font-size-asian="16pt" style:font-name-complex="Times New Roman"/>
    </style:style>
    <style:style style:name="P7" style:family="paragraph" style:parent-style-name="Default_20_Drawing_20_Style">
      <style:paragraph-properties fo:margin-left="0in" fo:margin-right="0in" fo:margin-top="0.1528in" fo:margin-bottom="0in" style:contextual-spacing="false" fo:line-height="100%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</style:style>
    <style:style style:name="P8" style:family="paragraph" style:parent-style-name="Default_20_Drawing_20_Style" style:master-page-name="Standard">
      <style:paragraph-properties fo:margin-left="0in" fo:margin-right="0in" fo:line-height="100%" fo:text-align="center" style:justify-single-word="false" fo:text-indent="0in" style:auto-text-indent="false" style:page-number="auto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404040" loext:opacity="100%" style:font-name="Times New Roman" fo:font-size="16pt" fo:font-weight="bold" style:font-size-asian="16pt" style:font-weight-asian="bold" style:font-name-complex="Times New Roman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color="#404040" loext:opacity="100%" style:font-name="Times New Roman" fo:font-size="16pt" fo:font-weight="bold" style:font-size-asian="16pt" style:font-weight-asian="bold" style:font-name-complex="Times New Roman"/>
    </style:style>
    <style:style style:name="T2" style:family="text">
      <style:text-properties fo:color="#404040" loext:opacity="100%" style:font-name="Times New Roman" fo:font-size="16pt" fo:font-weight="bold" officeooo:rsid="0007c600" style:font-size-asian="16pt" style:font-weight-asian="bold" style:font-name-complex="Times New Roman"/>
    </style:style>
    <style:style style:name="T3" style:family="text">
      <style:text-properties fo:color="#404040" loext:opacity="100%" style:font-name="Times New Roman" fo:font-size="16pt" fo:font-weight="bold" officeooo:rsid="0008680d" style:font-size-asian="16pt" style:font-weight-asian="bold" style:font-name-complex="Times New Roman"/>
    </style:style>
    <style:style style:name="T4" style:family="text">
      <style:text-properties fo:color="#404040" loext:opacity="100%" style:font-name="Times New Roman" fo:font-size="16pt" style:font-size-asian="16pt" style:font-name-complex="Times New Roman"/>
    </style:style>
    <style:style style:name="T5" style:family="text">
      <style:text-properties fo:color="#404040" loext:opacity="100%" style:font-name="Times New Roman" fo:font-size="16pt" officeooo:rsid="0007c600" style:font-size-asian="16pt" style:font-name-complex="Times New Roman"/>
    </style:style>
    <style:style style:name="T6" style:family="text">
      <style:text-properties fo:color="#404040" loext:opacity="100%" style:font-name="Times New Roman" fo:font-size="16pt" officeooo:rsid="0008680d" style:font-size-asian="16pt" style:font-name-complex="Times New Roman"/>
    </style:style>
    <style:style style:name="T7" style:family="text">
      <style:text-properties fo:color="#404040" loext:opacity="100%" style:font-name="Times New Roman" fo:font-size="16pt" officeooo:rsid="0009a63c" style:font-size-asian="16pt" style:font-name-complex="Times New Roman"/>
    </style:style>
    <style:style style:name="T8" style:family="text">
      <style:text-properties fo:color="#404040" loext:opacity="100%" style:font-name="Times New Roman" fo:font-size="16pt" officeooo:rsid="000ae1f8" style:font-size-asian="16pt" style:font-name-complex="Times New Roman"/>
    </style:style>
    <style:style style:name="T9" style:family="text">
      <style:text-properties fo:color="#404040" loext:opacity="100%" style:text-outline="false" style:text-line-through-style="none" style:text-line-through-type="none" style:font-name="Times New Roman" fo:font-size="16pt" fo:language="en" fo:country="US" fo:font-style="normal" fo:text-shadow="none" style:text-underline-style="none" fo:font-weight="normal" officeooo:rsid="0007c600" style:letter-kerning="true" style:font-name-asian="DejaVu Sans2" style:font-size-asian="16pt" style:language-asian="zh" style:country-asian="CN" style:font-style-asian="normal" style:font-weight-asian="normal" style:font-name-complex="Times New Roman" style:font-size-complex="12pt" style:language-complex="hi" style:country-complex="IN" style:text-emphasize="none"/>
    </style:style>
    <style:style style:name="T10" style:family="text">
      <style:text-properties fo:color="#404040" loext:opacity="100%" style:text-outline="false" style:text-line-through-style="none" style:text-line-through-type="none" style:font-name="Times New Roman" fo:font-size="16pt" fo:language="en" fo:country="US" fo:font-style="normal" fo:text-shadow="none" style:text-underline-style="none" fo:font-weight="normal" officeooo:rsid="0008680d" style:letter-kerning="true" style:font-name-asian="DejaVu Sans2" style:font-size-asian="16pt" style:language-asian="zh" style:country-asian="CN" style:font-style-asian="normal" style:font-weight-asian="normal" style:font-name-complex="Times New Roman" style:font-size-complex="12pt" style:language-complex="hi" style:country-complex="IN" style:text-emphasize="none"/>
    </style:style>
    <style:style style:name="T11" style:family="text">
      <style:text-properties fo:color="#404040" loext:opacity="100%" style:text-outline="false" style:text-line-through-style="none" style:text-line-through-type="none" style:font-name="Times New Roman" fo:font-size="16pt" fo:language="en" fo:country="US" fo:font-style="normal" fo:text-shadow="none" style:text-underline-style="none" fo:font-weight="normal" officeooo:rsid="0009a63c" style:letter-kerning="true" style:font-name-asian="DejaVu Sans2" style:font-size-asian="16pt" style:language-asian="zh" style:country-asian="CN" style:font-style-asian="normal" style:font-weight-asian="normal" style:font-name-complex="Times New Roman" style:font-size-complex="12pt" style:language-complex="hi" style:country-complex="IN" style:text-emphasize="none"/>
    </style:style>
    <style:style style:name="T12" style:family="text">
      <style:text-properties fo:color="#404040" loext:opacity="100%" style:text-outline="false" style:text-line-through-style="none" style:text-line-through-type="none" style:font-name="Times New Roman" fo:font-size="16pt" fo:language="en" fo:country="US" fo:font-style="normal" fo:text-shadow="none" style:text-underline-style="none" fo:font-weight="normal" officeooo:rsid="000ae1f8" style:letter-kerning="true" style:font-name-asian="DejaVu Sans2" style:font-size-asian="16pt" style:language-asian="zh" style:country-asian="CN" style:font-style-asian="normal" style:font-weight-asian="normal" style:font-name-complex="Times New Roman" style:font-size-complex="12pt" style:language-complex="hi" style:country-complex="IN" style:text-emphasize="none"/>
    </style:style>
    <style:style style:name="T13" style:family="text">
      <style:text-properties fo:font-weight="bold" style:font-weight-asian="bold"/>
    </style:style>
    <style:style style:name="T14" style:family="text">
      <style:text-properties officeooo:rsid="0007c6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OCUMENTATION</text:p>
      <text:p text:style-name="P1"/>
      <text:p text:style-name="P1"><text:span text:style-name="T1">File name: <text:s/></text:span><text:span text:style-name="T4">system.mac</text:span></text:p>
      <text:p text:style-name="P1"><text:span text:style-name="T1">Purpose</text:span><text:span text:style-name="T4">: <text:s/>make system calls easier, with write, read and exit macros</text:span></text:p>
      <text:p text:style-name="P1"/>
      <text:p text:style-name="P1"><text:span text:style-name="T1">Macro name: <text:s/></text:span><text:span text:style-name="T4">write</text:span></text:p>
      <text:p text:style-name="P1"><text:span text:style-name="T1">Parameters:</text:span><text:span text:style-name="T4"> <text:s/>%1-file descriptor, %2-pointer to string, %3-number of characters to write</text:span></text:p>
      <text:p text:style-name="P1"><text:span text:style-name="T1">Result:</text:span><text:span text:style-name="T4"> <text:s/>rax-number of characters written or standard error message</text:span></text:p>
      <text:p text:style-name="P1"><text:span text:style-name="T1">Dependencies:</text:span><text:span text:style-name="T4"> system call #1, legal file descriptor</text:span></text:p>
      <text:p text:style-name="P1"><text:span text:style-name="T1">Limitations:</text:span><text:span text:style-name="T4"> None</text:span></text:p>
      <text:p text:style-name="P1"/>
      <text:p text:style-name="P1"><text:bookmark-start text:name="__DdeLink__2_29010807"/><text:span text:style-name="T1">Macro name: <text:s/></text:span><text:span text:style-name="T4">read</text:span></text:p>
      <text:p text:style-name="P1"><text:span text:style-name="T1">Parameters:</text:span><text:span text:style-name="T4"> <text:s/>%1-file descriptor, %2-pointer to buffer to store input, %3-size of buffer</text:span></text:p>
      <text:p text:style-name="P1"><text:span text:style-name="T1">Result:</text:span><text:span text:style-name="T4"> <text:s/>rax-number of characters read or standard error message, input string stored in buffer</text:span></text:p>
      <text:p text:style-name="P1"><text:span text:style-name="T1">Dependencies:</text:span><text:span text:style-name="T4"> system call #0, legal file descriptor</text:span></text:p>
      <text:p text:style-name="P1"><text:span text:style-name="T1">Limitations:</text:span><text:span text:style-name="T4"> None</text:span><text:bookmark-end text:name="__DdeLink__2_29010807"/></text:p>
      <text:p text:style-name="P1"/>
      <text:p text:style-name="P1"><text:bookmark-start text:name="__DdeLink__0_29010807"/><text:bookmark-start text:name="__DdeLink__7_29010807"/><text:span text:style-name="T1">Macro name: <text:s/></text:span><text:span text:style-name="T4">exit</text:span></text:p>
      <text:p text:style-name="P1"><text:span text:style-name="T1">Parameters:</text:span><text:span text:style-name="T4"> <text:s/>%1-exit status code</text:span></text:p>
      <text:p text:style-name="P1"><text:span text:style-name="T1">Result:</text:span><text:span text:style-name="T4"> <text:s/>exits program, passing status code to OS</text:span></text:p>
      <text:p text:style-name="P1"><text:span text:style-name="T1">Dependencies:</text:span><text:span text:style-name="T4"> </text:span><text:bookmark-start text:name="__DdeLink__15_29010807"/><text:span text:style-name="T4">system call #60</text:span><text:bookmark-end text:name="__DdeLink__15_29010807"/></text:p>
      <text:p text:style-name="P1"><text:span text:style-name="T1">Limitations:</text:span><text:span text:style-name="T4"> None</text:span><text:bookmark-end text:name="__DdeLink__0_29010807"/><text:bookmark-end text:name="__DdeLink__7_29010807"/></text:p>
      <text:p text:style-name="P1"><text:span text:style-name="T4"/></text:p>
      <text:p text:style-name="P3"><text:bookmark-start text:name="__DdeLink__13_29010807"/><text:span text:style-name="T1">Macro name: <text:s/></text:span><text:span text:style-name="T10">open</text:span></text:p>
      <text:p text:style-name="P4"><text:span text:style-name="T1">Parameters:</text:span><text:span text:style-name="T4"> <text:s/>%1-</text:span><text:span text:style-name="T11">address of file name, %2-</text:span><text:span text:style-name="T9">file descriptor</text:span></text:p>
      <text:p text:style-name="P3"><text:span text:style-name="T1">Result:</text:span><text:span text:style-name="T4"> <text:s/></text:span><text:span text:style-name="T11">opens file</text:span></text:p>
      <text:p text:style-name="P5"><text:span text:style-name="T1">Dependencies:</text:span><text:span text:style-name="T4"> </text:span><text:span text:style-name="T11">SYS_creat, legal file descriptor</text:span></text:p>
      <text:p text:style-name="P3"><text:span text:style-name="T2">Limitations:</text:span><text:span text:style-name="T5"> None</text:span><text:bookmark-end text:name="__DdeLink__13_29010807"/></text:p>
      <text:p text:style-name="P3"><text:span text:style-name="T5"/></text:p>
      <text:p text:style-name="P4"><text:span text:style-name="T1">Macro name: <text:s/></text:span><text:span text:style-name="T11">close</text:span></text:p>
      <text:p text:style-name="P4"><text:span text:style-name="T1">Parameters:</text:span><text:span text:style-name="T4"> <text:s/>%</text:span><text:span text:style-name="T7">1</text:span><text:span text:style-name="T11">-</text:span><text:span text:style-name="T9">file descriptor</text:span></text:p>
      <text:p text:style-name="P4"><text:span text:style-name="T1">Result:</text:span><text:span text:style-name="T4"> <text:s/></text:span><text:span text:style-name="T12">closes </text:span><text:span text:style-name="T11">file</text:span></text:p>
      <text:p text:style-name="P5"><text:span text:style-name="T1">Dependencies:</text:span><text:span text:style-name="T4"> </text:span><text:span text:style-name="T11">system call #</text:span><text:span text:style-name="T12">3, legal file descriptor</text:span></text:p>
      <text:p text:style-name="P4"><text:span text:style-name="T2">Limitations:</text:span><text:span text:style-name="T5"> None</text:span></text:p>
      <text:p text:style-name="P3"><text:span text:style-name="T5"/></text:p>
      <text:p text:style-name="P6"><text:soft-page-break/> <text:span text:style-name="T13">Macro name: <text:s/></text:span>read_<text:span text:style-name="T14">file</text:span></text:p>
      <text:p text:style-name="P2"><text:span text:style-name="T1">Parameters:</text:span><text:span text:style-name="T4"> <text:s/>%1-</text:span><text:span text:style-name="T9">pointer to filename</text:span><text:span text:style-name="T4">, </text:span><text:bookmark-start text:name="__DdeLink__11_29010807"/><text:span text:style-name="T4">%2-</text:span><text:span text:style-name="T9">file descriptor</text:span><text:bookmark-end text:name="__DdeLink__11_29010807"/><text:span text:style-name="T4">, </text:span><text:bookmark-start text:name="__DdeLink__4_29010807"/><text:span text:style-name="T4">%</text:span><text:span text:style-name="T5">3</text:span><text:span text:style-name="T4">-pointer to buffer,</text:span><text:bookmark-end text:name="__DdeLink__4_29010807"/><text:span text:style-name="T4"> %</text:span><text:span text:style-name="T5">4</text:span><text:span text:style-name="T4">-size of buffer</text:span></text:p>
      <text:p text:style-name="P2"><text:span text:style-name="T1">Result:</text:span><text:span text:style-name="T4"> <text:s/></text:span><text:span text:style-name="T9">all characters of a file printed to the console</text:span></text:p>
      <text:p text:style-name="P2"><text:span text:style-name="T1">Dependencies:</text:span><text:span text:style-name="T4"> system call</text:span><text:span text:style-name="T6">s</text:span><text:span text:style-name="T4"> #0, </text:span><text:span text:style-name="T6">1, 2,</text:span><text:span text:style-name="T4"> </text:span><text:bookmark-start text:name="__DdeLink__17_29010807"/><text:span text:style-name="T4">legal file descriptor</text:span><text:bookmark-end text:name="__DdeLink__17_29010807"/></text:p>
      <text:p text:style-name="P6"><text:span text:style-name="T13">Limitations:</text:span> None</text:p>
      <text:p text:style-name="P7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DejaVu Sans2" svg:font-family="'DejaVu Sans'" style:font-pitch="variable"/>
    <style:font-face style:name="Lohit Devanagari2" svg:font-family="'Lohit Devanagari'" style:font-pitch="variable"/>
    <style:font-face style:name="Noto Sans1" svg:font-family="'Noto Sans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DejaVu Sans" svg:font-family="'DejaVu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Default_20_Drawing_20_Style" style:display-name="Default Drawing Style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8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ext" style:family="paragraph" style:parent-style-name="Caption" style:class="extra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 style:font-name-complex="Noto Sans" style:font-family-complex="'Noto Sans'" style:font-family-generic-complex="roman" style:font-pitch-complex="variable"/>
    </style:style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 style:font-name-complex="Noto Sans" style:font-family-complex="'Noto Sans'" style:font-family-generic-complex="roman" style:font-pitch-complex="variable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 style:font-name-complex="Noto Sans" style:font-family-complex="'Noto Sans'" style:font-family-generic-complex="roman" style:font-pitch-complex="variable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 style:font-name-complex="Noto Sans" style:font-family-complex="'Noto Sans'" style:font-family-generic-complex="roman" style:font-pitch-complex="variable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 style:font-name-complex="Noto Sans" style:font-family-complex="'Noto Sans'" style:font-family-generic-complex="roman" style:font-pitch-complex="variable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 style:font-name-complex="Noto Sans" style:font-family-complex="'Noto Sans'" style:font-family-generic-complex="roman" style:font-pitch-complex="variable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 style:font-name-complex="Noto Sans" style:font-family-complex="'Noto Sans'" style:font-family-generic-complex="roman" style:font-pitch-complex="variable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 style:font-name-complex="Noto Sans" style:font-family-complex="'Noto Sans'" style:font-family-generic-complex="roman" style:font-pitch-complex="variable"/>
    </style:style>
    <style:style style:name="Graphic" style:family="paragraph">
      <style:paragraph-properties fo:orphans="2" fo:widows="2" fo:hyphenation-ladder-count="no-limit" style:writing-mode="lr-tb"/>
      <style:text-properties style:use-window-font-color="true" loext:opacity="0%" style:font-name="Liberation Sans1" fo:font-family="'Liberation Sans', Arial" style:font-family-generic="roman" style:font-pitch="variable" fo:font-size="18pt" fo:language="en" fo:country="US" style:letter-kerning="true" style:font-name-asian="DejaVu Sans2" style:font-family-asian="'DejaVu Sans'" style:font-pitch-asian="variable" style:font-size-asian="18pt" style:language-asian="zh" style:country-asian="CN" style:font-name-complex="Noto Sans1" style:font-family-complex="'Noto Sans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hapes" style:family="paragraph" style:parent-style-name="Graphic">
      <style:text-properties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Filled" style:family="paragraph" style:parent-style-name="Shapes">
      <style:text-properties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Filled_20_Blue" style:display-name="Filled Blue" style:family="paragraph" style:parent-style-name="Filled">
      <style:text-properties fo:color="#ffffff" loext:opacity="100%"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Filled_20_Green" style:display-name="Filled Green" style:family="paragraph" style:parent-style-name="Filled">
      <style:text-properties fo:color="#ffffff" loext:opacity="100%"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Filled_20_Red" style:display-name="Filled Red" style:family="paragraph" style:parent-style-name="Filled">
      <style:text-properties fo:color="#ffffff" loext:opacity="100%"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Filled_20_Yellow" style:display-name="Filled Yellow" style:family="paragraph" style:parent-style-name="Filled">
      <style:text-properties fo:color="#ffffff" loext:opacity="100%"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Outlined" style:family="paragraph" style:parent-style-name="Shapes">
      <style:text-properties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Outlined_20_Blue" style:display-name="Outlined Blue" style:family="paragraph" style:parent-style-name="Outlined">
      <style:text-properties fo:color="#355269" loext:opacity="100%"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Outlined_20_Green" style:display-name="Outlined Green" style:family="paragraph" style:parent-style-name="Outlined">
      <style:text-properties fo:color="#127622" loext:opacity="100%"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Outlined_20_Red" style:display-name="Outlined Red" style:family="paragraph" style:parent-style-name="Outlined">
      <style:text-properties fo:color="#c9211e" loext:opacity="100%"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Outlined_20_Yellow" style:display-name="Outlined Yellow" style:family="paragraph" style:parent-style-name="Outlined">
      <style:text-properties fo:color="#b47804" loext:opacity="100%"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Lines" style:family="paragraph" style:parent-style-name="Graphic">
      <style:text-properties style:font-name="Liberation Sans1" fo:font-family="'Liberation Sans', Arial" style:font-family-generic="roman" style:font-pitch="variable" fo:font-size="18pt" style:font-size-asian="18pt" style:font-name-complex="Liberation Sans1" style:font-family-complex="'Liberation Sans', Arial" style:font-family-generic-complex="roman" style:font-pitch-complex="variable"/>
    </style:style>
    <style:style style:name="Arrow_20_Line" style:display-name="Arrow Line" style:family="paragraph" style:parent-style-name="Lines">
      <style:text-properties style:font-name="Liberation Sans1" fo:font-family="'Liberation Sans', Arial" style:font-family-generic="roman" style:font-pitch="variable" fo:font-size="18pt" style:font-size-asian="18pt" style:font-name-complex="Liberation Sans1" style:font-family-complex="'Liberation Sans', Arial" style:font-family-generic-complex="roman" style:font-pitch-complex="variable"/>
    </style:style>
    <style:style style:name="Dashed_20_Line" style:display-name="Dashed Line" style:family="paragraph" style:parent-style-name="Lines">
      <style:text-properties style:font-name="Liberation Sans1" fo:font-family="'Liberation Sans', Arial" style:font-family-generic="roman" style:font-pitch="variable" fo:font-size="18pt" style:font-size-asian="18pt" style:font-name-complex="Liberation Sans1" style:font-family-complex="'Liberation Sans', Arial" style:font-family-generic-complex="roman" style:font-pitch-complex="variable"/>
    </style:style>
    <style:style style:name="Default_7e_LT_7e_Gliederung_20_1" style:display-name="Default~LT~Gliederung 1" style:family="paragraph">
      <style:paragraph-properties fo:margin-left="0.3752in" fo:margin-right="0in" fo:margin-top="0.1528in" fo:margin-bottom="0in" style:contextual-spacing="false" fo:line-height="100%" fo:text-align="start" style:justify-single-word="false" fo:orphans="2" fo:widows="2" fo:hyphenation-ladder-count="no-limit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9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9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.1528in" fo:margin-bottom="0in" style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7pt" fo:font-style="normal" fo:text-shadow="none" style:text-underline-style="none" fo:font-weight="normal" style:font-size-asian="17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.1528in" fo:margin-bottom="0in" style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font-size-asian="15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.1528in" fo:margin-bottom="0in" style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.1528in" fo:margin-bottom="0in" style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45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453in" fo:margin-bottom="0in" style:contextual-spacing="false" fo:line-height="100%" fo:text-align="start" style:justify-single-word="false" style:writing-mode="lr-tb"/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453in" fo:margin-bottom="0in" style:contextual-spacing="false" fo:line-height="100%" fo:text-align="start" style:justify-single-word="false" style:writing-mode="lr-tb"/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453in" fo:margin-bottom="0in" style:contextual-spacing="false" fo:line-height="100%" fo:text-align="start" style:justify-single-word="false" style:writing-mode="lr-tb"/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eb3d9f" loext:opacity="100%" style:text-outline="false" style:text-line-through-style="none" style:text-line-through-type="none" style:font-name="DejaVu Sans" fo:font-family="'DejaVu Sans'" style:font-family-generic="roman" style:font-pitch="variable" fo:font-size="39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39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Untertitel" style:display-name="Default~LT~Untertitel" style:family="paragraph">
      <style:paragraph-properties fo:margin-left="0.3752in" fo:margin-right="0in" fo:margin-top="0.1528in" fo:margin-bottom="0in" style:contextual-spacing="false" fo:line-height="100%" fo:text-align="center" style:justify-single-word="false" fo:orphans="2" fo:widows="2" fo:hyphenation-ladder-count="no-limit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9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9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Notizen" style:display-name="Default~LT~Notizen" style:family="paragraph">
      <style:paragraph-properties fo:margin-top="0.0626in" fo:margin-bottom="0in" style:contextual-spacing="false" fo:line-height="100%" fo:text-align="start" style:justify-single-word="false" fo:orphans="2" fo:widows="2" fo:hyphenation-ladder-count="no-limit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2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line-through-style="none" style:text-line-through-type="none" style:font-name="DejaVu Sans" fo:font-family="'DejaVu Sans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8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7e_LT_7e_Hintergrund" style:display-name="Default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2" style:font-family-asian="'DejaVu Sans'" style:font-pitch-asian="variable" style:font-size-asian="12pt" style:language-asian="zh" style:country-asian="CN" style:font-name-complex="Noto Sans1" style:font-family-complex="'Noto Sans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" style:family="paragraph">
      <style:paragraph-properties fo:margin-top="0in" fo:margin-bottom="0in" style:contextual-spacing="false" style:line-height-at-least="0.139in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en" fo:country="US" style:letter-kerning="true" style:font-name-asian="DejaVu Sans2" style:font-family-asian="'DejaVu Sans'" style:font-pitch-asian="variable" style:font-size-asian="18pt" style:language-asian="zh" style:country-asian="CN" style:font-name-complex="Noto Sans1" style:font-family-complex="'Noto Sans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font-size-asian="18pt" style:font-name-complex="Lohit Devanagari" style:font-family-complex="'Lohit Devanagari'" style:font-family-generic-complex="roman" style:font-pitch-complex="variable"/>
    </style:style>
    <style:style style:name="Background_20_objects" style:display-name="Background objects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line-through-style="none" style:text-line-through-type="none" style:font-name="DejaVu Sans" fo:font-family="'DejaVu Sans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8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ackgro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2" style:font-family-asian="'DejaVu Sans'" style:font-pitch-asian="variable" style:font-size-asian="12pt" style:language-asian="zh" style:country-asian="CN" style:font-name-complex="Noto Sans1" style:font-family-complex="'Noto Sans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tes" style:family="paragraph">
      <style:paragraph-properties fo:margin-top="0.0626in" fo:margin-bottom="0in" style:contextual-spacing="false" fo:line-height="100%" fo:text-align="start" style:justify-single-word="false" fo:orphans="2" fo:widows="2" fo:hyphenation-ladder-count="no-limit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2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Outline_20_1" style:display-name="Outline 1" style:family="paragraph">
      <style:paragraph-properties fo:margin-left="0.3752in" fo:margin-right="0in" fo:margin-top="0.1528in" fo:margin-bottom="0in" style:contextual-spacing="false" fo:line-height="100%" fo:text-align="start" style:justify-single-word="false" fo:orphans="2" fo:widows="2" fo:hyphenation-ladder-count="no-limit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9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9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Outline_20_2" style:display-name="Outline 2" style:family="paragraph" style:parent-style-name="Outline_20_1">
      <style:paragraph-properties fo:margin-left="0.8126in" fo:margin-right="0in" fo:margin-top="0.1528in" fo:margin-bottom="0in" style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7pt" fo:font-style="normal" fo:text-shadow="none" style:text-underline-style="none" fo:font-weight="normal" style:font-size-asian="17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Outline_20_3" style:display-name="Outline 3" style:family="paragraph" style:parent-style-name="Outline_20_2">
      <style:paragraph-properties fo:margin-left="1.25in" fo:margin-right="0in" fo:margin-top="0.1528in" fo:margin-bottom="0in" style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font-size-asian="15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Outline_20_4" style:display-name="Outline 4" style:family="paragraph" style:parent-style-name="Outline_20_3">
      <style:paragraph-properties fo:margin-left="1.75in" fo:margin-right="0in" fo:margin-top="0.1528in" fo:margin-bottom="0in" style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Outline_20_5" style:display-name="Outline 5" style:family="paragraph" style:parent-style-name="Outline_20_4">
      <style:paragraph-properties fo:margin-left="2.25in" fo:margin-right="0in" fo:margin-top="0.1528in" fo:margin-bottom="0in" style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Outline_20_6" style:display-name="Outline 6" style:family="paragraph" style:parent-style-name="Outline_20_5">
      <style:paragraph-properties fo:margin-top="0.045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Outline_20_7" style:display-name="Outline 7" style:family="paragraph" style:parent-style-name="Outline_20_6">
      <style:paragraph-properties fo:margin-top="0.0453in" fo:margin-bottom="0in" style:contextual-spacing="false" fo:line-height="100%" fo:text-align="start" style:justify-single-word="false" style:writing-mode="lr-tb"/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Outline_20_8" style:display-name="Outline 8" style:family="paragraph" style:parent-style-name="Outline_20_7">
      <style:paragraph-properties fo:margin-top="0.0453in" fo:margin-bottom="0in" style:contextual-spacing="false" fo:line-height="100%" fo:text-align="start" style:justify-single-word="false" style:writing-mode="lr-tb"/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Outline_20_9" style:display-name="Outline 9" style:family="paragraph" style:parent-style-name="Outline_20_8">
      <style:paragraph-properties fo:margin-top="0.0453in" fo:margin-bottom="0in" style:contextual-spacing="false" fo:line-height="100%" fo:text-align="start" style:justify-single-word="false" style:writing-mode="lr-tb"/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1_7e_LT_7e_Gliederung_20_1" style:display-name="Title1~LT~Gliederung 1" style:family="paragraph">
      <style:paragraph-properties fo:margin-left="0.3752in" fo:margin-right="0in" fo:margin-top="0.1528in" fo:margin-bottom="0in" style:contextual-spacing="false" fo:line-height="100%" fo:text-align="start" style:justify-single-word="false" fo:orphans="2" fo:widows="2" fo:hyphenation-ladder-count="no-limit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9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9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itle1_7e_LT_7e_Gliederung_20_2" style:display-name="Title1~LT~Gliederung 2" style:family="paragraph" style:parent-style-name="Title1_7e_LT_7e_Gliederung_20_1">
      <style:paragraph-properties fo:margin-left="0.8126in" fo:margin-right="0in" fo:margin-top="0.1528in" fo:margin-bottom="0in" style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7pt" fo:font-style="normal" fo:text-shadow="none" style:text-underline-style="none" fo:font-weight="normal" style:letter-kerning="true" style:font-size-asian="17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left="1.25in" fo:margin-right="0in" fo:margin-top="0.1528in" fo:margin-bottom="0in" style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left="1.75in" fo:margin-right="0in" fo:margin-top="0.1528in" fo:margin-bottom="0in" style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left="2.25in" fo:margin-right="0in" fo:margin-top="0.1528in" fo:margin-bottom="0in" style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045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0453in" fo:margin-bottom="0in" style:contextual-spacing="false" fo:line-height="100%" fo:text-align="start" style:justify-single-word="false" style:writing-mode="lr-tb"/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0453in" fo:margin-bottom="0in" style:contextual-spacing="false" fo:line-height="100%" fo:text-align="start" style:justify-single-word="false" style:writing-mode="lr-tb"/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0453in" fo:margin-bottom="0in" style:contextual-spacing="false" fo:line-height="100%" fo:text-align="start" style:justify-single-word="false" style:writing-mode="lr-tb"/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1_7e_LT_7e_Titel" style:display-name="Title1~LT~Titel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eb3d9f" loext:opacity="100%" style:text-outline="false" style:text-line-through-style="none" style:text-line-through-type="none" style:font-name="DejaVu Sans" fo:font-family="'DejaVu Sans'" style:font-family-generic="roman" style:font-pitch="variable" fo:font-size="39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39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itle1_7e_LT_7e_Untertitel" style:display-name="Title1~LT~Untertitel" style:family="paragraph">
      <style:paragraph-properties fo:margin-left="0.3752in" fo:margin-right="0in" fo:margin-top="0.1528in" fo:margin-bottom="0in" style:contextual-spacing="false" fo:line-height="100%" fo:text-align="center" style:justify-single-word="false" fo:orphans="2" fo:widows="2" fo:hyphenation-ladder-count="no-limit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9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9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itle1_7e_LT_7e_Notizen" style:display-name="Title1~LT~Notizen" style:family="paragraph">
      <style:paragraph-properties fo:margin-top="0.0626in" fo:margin-bottom="0in" style:contextual-spacing="false" fo:line-height="100%" fo:text-align="start" style:justify-single-word="false" fo:orphans="2" fo:widows="2" fo:hyphenation-ladder-count="no-limit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2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itle1_7e_LT_7e_Hintergrundobjekte" style:display-name="Title1~LT~Hintergrundobjekte" style:family="paragraph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2" style:font-family-asian="'DejaVu Sans'" style:font-pitch-asian="variable" style:font-size-asian="12pt" style:language-asian="zh" style:country-asian="CN" style:font-name-complex="Noto Sans1" style:font-family-complex="'Noto Sans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1_7e_LT_7e_Hintergrund" style:display-name="Title1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2" style:font-family-asian="'DejaVu Sans'" style:font-pitch-asian="variable" style:font-size-asian="12pt" style:language-asian="zh" style:country-asian="CN" style:font-name-complex="Noto Sans1" style:font-family-complex="'Noto Sans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2_7e_LT_7e_Gliederung_20_1" style:display-name="Title2~LT~Gliederung 1" style:family="paragraph">
      <style:paragraph-properties fo:margin-left="0.3752in" fo:margin-right="0in" fo:margin-top="0.1528in" fo:margin-bottom="0in" style:contextual-spacing="false" fo:line-height="100%" fo:text-align="start" style:justify-single-word="false" fo:orphans="2" fo:widows="2" fo:hyphenation-ladder-count="no-limit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9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9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itle2_7e_LT_7e_Gliederung_20_2" style:display-name="Title2~LT~Gliederung 2" style:family="paragraph" style:parent-style-name="Title2_7e_LT_7e_Gliederung_20_1">
      <style:paragraph-properties fo:margin-left="0.8126in" fo:margin-right="0in" fo:margin-top="0.1528in" fo:margin-bottom="0in" style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7pt" fo:font-style="normal" fo:text-shadow="none" style:text-underline-style="none" fo:font-weight="normal" style:letter-kerning="true" style:font-size-asian="17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2_7e_LT_7e_Gliederung_20_3" style:display-name="Title2~LT~Gliederung 3" style:family="paragraph" style:parent-style-name="Title2_7e_LT_7e_Gliederung_20_2">
      <style:paragraph-properties fo:margin-left="1.25in" fo:margin-right="0in" fo:margin-top="0.1528in" fo:margin-bottom="0in" style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2_7e_LT_7e_Gliederung_20_4" style:display-name="Title2~LT~Gliederung 4" style:family="paragraph" style:parent-style-name="Title2_7e_LT_7e_Gliederung_20_3">
      <style:paragraph-properties fo:margin-left="1.75in" fo:margin-right="0in" fo:margin-top="0.1528in" fo:margin-bottom="0in" style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2_7e_LT_7e_Gliederung_20_5" style:display-name="Title2~LT~Gliederung 5" style:family="paragraph" style:parent-style-name="Title2_7e_LT_7e_Gliederung_20_4">
      <style:paragraph-properties fo:margin-left="2.25in" fo:margin-right="0in" fo:margin-top="0.1528in" fo:margin-bottom="0in" style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2_7e_LT_7e_Gliederung_20_6" style:display-name="Title2~LT~Gliederung 6" style:family="paragraph" style:parent-style-name="Title2_7e_LT_7e_Gliederung_20_5">
      <style:paragraph-properties fo:margin-top="0.045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2_7e_LT_7e_Gliederung_20_7" style:display-name="Title2~LT~Gliederung 7" style:family="paragraph" style:parent-style-name="Title2_7e_LT_7e_Gliederung_20_6">
      <style:paragraph-properties fo:margin-top="0.0453in" fo:margin-bottom="0in" style:contextual-spacing="false" fo:line-height="100%" fo:text-align="start" style:justify-single-word="false" style:writing-mode="lr-tb"/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2_7e_LT_7e_Gliederung_20_8" style:display-name="Title2~LT~Gliederung 8" style:family="paragraph" style:parent-style-name="Title2_7e_LT_7e_Gliederung_20_7">
      <style:paragraph-properties fo:margin-top="0.0453in" fo:margin-bottom="0in" style:contextual-spacing="false" fo:line-height="100%" fo:text-align="start" style:justify-single-word="false" style:writing-mode="lr-tb"/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2_7e_LT_7e_Gliederung_20_9" style:display-name="Title2~LT~Gliederung 9" style:family="paragraph" style:parent-style-name="Title2_7e_LT_7e_Gliederung_20_8">
      <style:paragraph-properties fo:margin-top="0.0453in" fo:margin-bottom="0in" style:contextual-spacing="false" fo:line-height="100%" fo:text-align="start" style:justify-single-word="false" style:writing-mode="lr-tb"/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2_7e_LT_7e_Titel" style:display-name="Title2~LT~Titel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eb3d9f" loext:opacity="100%" style:text-outline="false" style:text-line-through-style="none" style:text-line-through-type="none" style:font-name="DejaVu Sans" fo:font-family="'DejaVu Sans'" style:font-family-generic="roman" style:font-pitch="variable" fo:font-size="39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39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itle2_7e_LT_7e_Untertitel" style:display-name="Title2~LT~Untertitel" style:family="paragraph">
      <style:paragraph-properties fo:margin-left="0.3752in" fo:margin-right="0in" fo:margin-top="0.1528in" fo:margin-bottom="0in" style:contextual-spacing="false" fo:line-height="100%" fo:text-align="center" style:justify-single-word="false" fo:orphans="2" fo:widows="2" fo:hyphenation-ladder-count="no-limit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9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9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itle2_7e_LT_7e_Notizen" style:display-name="Title2~LT~Notizen" style:family="paragraph">
      <style:paragraph-properties fo:margin-top="0.0626in" fo:margin-bottom="0in" style:contextual-spacing="false" fo:line-height="100%" fo:text-align="start" style:justify-single-word="false" fo:orphans="2" fo:widows="2" fo:hyphenation-ladder-count="no-limit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2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itle2_7e_LT_7e_Hintergrundobjekte" style:display-name="Title2~LT~Hintergrundobjekte" style:family="paragraph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2" style:font-family-asian="'DejaVu Sans'" style:font-pitch-asian="variable" style:font-size-asian="12pt" style:language-asian="zh" style:country-asian="CN" style:font-name-complex="Noto Sans1" style:font-family-complex="'Noto Sans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2_7e_LT_7e_Hintergrund" style:display-name="Title2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2" style:font-family-asian="'DejaVu Sans'" style:font-pitch-asian="variable" style:font-size-asian="12pt" style:language-asian="zh" style:country-asian="CN" style:font-name-complex="Noto Sans1" style:font-family-complex="'Noto Sans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3_7e_LT_7e_Gliederung_20_1" style:display-name="Title3~LT~Gliederung 1" style:family="paragraph">
      <style:paragraph-properties fo:margin-left="0.3752in" fo:margin-right="0in" fo:margin-top="0.1528in" fo:margin-bottom="0in" style:contextual-spacing="false" fo:line-height="100%" fo:text-align="start" style:justify-single-word="false" fo:orphans="2" fo:widows="2" fo:hyphenation-ladder-count="no-limit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9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9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itle3_7e_LT_7e_Gliederung_20_2" style:display-name="Title3~LT~Gliederung 2" style:family="paragraph" style:parent-style-name="Title3_7e_LT_7e_Gliederung_20_1">
      <style:paragraph-properties fo:margin-left="0.8126in" fo:margin-right="0in" fo:margin-top="0.1528in" fo:margin-bottom="0in" style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7pt" fo:font-style="normal" fo:text-shadow="none" style:text-underline-style="none" fo:font-weight="normal" style:letter-kerning="true" style:font-size-asian="17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3_7e_LT_7e_Gliederung_20_3" style:display-name="Title3~LT~Gliederung 3" style:family="paragraph" style:parent-style-name="Title3_7e_LT_7e_Gliederung_20_2">
      <style:paragraph-properties fo:margin-left="1.25in" fo:margin-right="0in" fo:margin-top="0.1528in" fo:margin-bottom="0in" style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3_7e_LT_7e_Gliederung_20_4" style:display-name="Title3~LT~Gliederung 4" style:family="paragraph" style:parent-style-name="Title3_7e_LT_7e_Gliederung_20_3">
      <style:paragraph-properties fo:margin-left="1.75in" fo:margin-right="0in" fo:margin-top="0.1528in" fo:margin-bottom="0in" style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3_7e_LT_7e_Gliederung_20_5" style:display-name="Title3~LT~Gliederung 5" style:family="paragraph" style:parent-style-name="Title3_7e_LT_7e_Gliederung_20_4">
      <style:paragraph-properties fo:margin-left="2.25in" fo:margin-right="0in" fo:margin-top="0.1528in" fo:margin-bottom="0in" style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3_7e_LT_7e_Gliederung_20_6" style:display-name="Title3~LT~Gliederung 6" style:family="paragraph" style:parent-style-name="Title3_7e_LT_7e_Gliederung_20_5">
      <style:paragraph-properties fo:margin-top="0.045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3_7e_LT_7e_Gliederung_20_7" style:display-name="Title3~LT~Gliederung 7" style:family="paragraph" style:parent-style-name="Title3_7e_LT_7e_Gliederung_20_6">
      <style:paragraph-properties fo:margin-top="0.0453in" fo:margin-bottom="0in" style:contextual-spacing="false" fo:line-height="100%" fo:text-align="start" style:justify-single-word="false" style:writing-mode="lr-tb"/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3_7e_LT_7e_Gliederung_20_8" style:display-name="Title3~LT~Gliederung 8" style:family="paragraph" style:parent-style-name="Title3_7e_LT_7e_Gliederung_20_7">
      <style:paragraph-properties fo:margin-top="0.0453in" fo:margin-bottom="0in" style:contextual-spacing="false" fo:line-height="100%" fo:text-align="start" style:justify-single-word="false" style:writing-mode="lr-tb"/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3_7e_LT_7e_Gliederung_20_9" style:display-name="Title3~LT~Gliederung 9" style:family="paragraph" style:parent-style-name="Title3_7e_LT_7e_Gliederung_20_8">
      <style:paragraph-properties fo:margin-top="0.0453in" fo:margin-bottom="0in" style:contextual-spacing="false" fo:line-height="100%" fo:text-align="start" style:justify-single-word="false" style:writing-mode="lr-tb"/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name-complex="DejaVu Sans" style:font-family-complex="'DejaVu Sans'" style:font-family-generic-complex="roman" style:font-pitch-complex="variable" style:text-emphasize="none"/>
    </style:style>
    <style:style style:name="Title3_7e_LT_7e_Titel" style:display-name="Title3~LT~Titel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eb3d9f" loext:opacity="100%" style:text-outline="false" style:text-line-through-style="none" style:text-line-through-type="none" style:font-name="DejaVu Sans" fo:font-family="'DejaVu Sans'" style:font-family-generic="roman" style:font-pitch="variable" fo:font-size="39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39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itle3_7e_LT_7e_Untertitel" style:display-name="Title3~LT~Untertitel" style:family="paragraph">
      <style:paragraph-properties fo:margin-left="0.3752in" fo:margin-right="0in" fo:margin-top="0.1528in" fo:margin-bottom="0in" style:contextual-spacing="false" fo:line-height="100%" fo:text-align="center" style:justify-single-word="false" fo:orphans="2" fo:widows="2" fo:hyphenation-ladder-count="no-limit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04040" loext:opacity="100%" style:text-outline="false" style:text-line-through-style="none" style:text-line-through-type="none" style:font-name="DejaVu Sans" fo:font-family="'DejaVu Sans'" style:font-family-generic="roman" style:font-pitch="variable" fo:font-size="19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9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itle3_7e_LT_7e_Notizen" style:display-name="Title3~LT~Notizen" style:family="paragraph">
      <style:paragraph-properties fo:margin-top="0.0626in" fo:margin-bottom="0in" style:contextual-spacing="false" fo:line-height="100%" fo:text-align="start" style:justify-single-word="false" fo:orphans="2" fo:widows="2" fo:hyphenation-ladder-count="no-limit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2" style:font-family-asian="'DejaVu Sans'" style:font-pitch-asian="variable" style:font-size-asian="12pt" style:language-asian="zh" style:country-asian="CN" style:font-style-asian="normal" style:font-weight-asian="normal" style:font-name-complex="Noto Sans1" style:font-family-complex="'Noto Sans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itle3_7e_LT_7e_Hintergrundobjekte" style:display-name="Title3~LT~Hintergrundobjekte" style:family="paragraph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2" style:font-family-asian="'DejaVu Sans'" style:font-pitch-asian="variable" style:font-size-asian="12pt" style:language-asian="zh" style:country-asian="CN" style:font-name-complex="Noto Sans1" style:font-family-complex="'Noto Sans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3_7e_LT_7e_Hintergrund" style:display-name="Title3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2" style:font-family-asian="'DejaVu Sans'" style:font-pitch-asian="variable" style:font-size-asian="12pt" style:language-asian="zh" style:country-asian="CN" style:font-name-complex="Noto Sans1" style:font-family-complex="'Noto Sans'" style:font-pitch-complex="variable" style:font-size-complex="12pt" style:language-complex="hi" style:country-complex="IN" fo:hyphenate="fals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0:53:04.199878000</meta:creation-date>
    <dc:date>2023-06-12T17:39:56.706137178</dc:date>
    <meta:editing-cycles>6</meta:editing-cycles>
    <meta:editing-duration>PT11M51S</meta:editing-duration>
    <meta:generator>LibreOffice/7.0.4.2$Linux_X86_64 LibreOffice_project/00$Build-2</meta:generator>
    <meta:document-statistic meta:table-count="0" meta:image-count="0" meta:object-count="0" meta:page-count="2" meta:paragraph-count="33" meta:word-count="180" meta:character-count="1296" meta:non-whitespace-character-count="1128"/>
  </office:meta>
</office:document-meta>
</file>